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3268in" svg:y="3.1031in">
            <draw:object draw:notify-on-update-of-ranges="Sheet1.A1:Sheet1.A10 Sheet1.C1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% Corre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79.7101" calcext:value-type="float">
            <text:p>79.7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.5072" calcext:value-type="float">
            <text:p>85.5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2.7536" calcext:value-type="float">
            <text:p>92.7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2.7536" calcext:value-type="float">
            <text:p>92.753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97.1014" calcext:value-type="float">
            <text:p>97.10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95.6522" calcext:value-type="float">
            <text:p>95.65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1.3043" calcext:value-type="float">
            <text:p>91.30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4.058" calcext:value-type="float">
            <text:p>84.0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8.2609" calcext:value-type="float">
            <text:p>78.260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7:29:13.611619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09:38:23.663844923</meta:creation-date>
    <dc:date>2016-01-27T18:00:36.025815386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dash" draw:stroke-dash="Dashed_20__28_var_29_" svg:stroke-width="0.102cm" svg:stroke-color="#ff3333" draw:marker-start-width="0.509cm" draw:marker-end-width="0.509cm" draw:textarea-horizontal-align="center" draw:textarea-vertical-align="middle" fo:padding-top="0.051cm" fo:padding-bottom="0.051cm" fo:padding-left="0.051cm" fo:padding-right="0.051cm"/>
    </style:style>
    <style:style style:name="P1" style:family="paragraph"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A10 Sheet1.C1:Sheet1.C10" chart:data-source-has-labels="column" svg:x="1.329cm" svg:y="0.18cm" svg:width="14.348cm" svg:height="7.658cm">
          <chartooo:coordinate-region svg:x="2.136cm" svg:y="0.379cm" svg:width="13.355cm" svg:height="6.812cm"/>
          <chart:axis chart:dimension="x" chart:name="primary-x" chart:style-name="ch3" chartooo:axis-type="auto">
            <chartooo:date-scale/>
            <chart:title svg:x="5.8cm" svg:y="8.018cm" chart:style-name="ch4">
              <text:p>Percentage of Data Used for Training</text:p>
            </chart:title>
            <chart:categories table:cell-range-address="Sheet1.A1:Sheet1.A10"/>
          </chart:axis>
          <chart:axis chart:dimension="y" chart:name="primary-y" chart:style-name="ch3">
            <chart:title svg:x="0.449cm" svg:y="6.011cm" chart:style-name="ch5">
              <text:p>Classification Accuracy (%)</text:p>
            </chart:title>
            <chart:grid chart:style-name="ch6" chart:class="major"/>
          </chart:axis>
          <chart:series chart:style-name="ch7" chart:values-cell-range-address="Sheet1.C1:Sheet1.C10" chart:class="chart:line">
            <chart:data-point chart:repeated="10"/>
          </chart:series>
          <chart:wall chart:style-name="ch8"/>
          <chart:floor chart:style-name="ch9"/>
        </chart:plot-area>
        <draw:line draw:style-name="gr1" draw:text-style-name="P1" svg:x1="9.554cm" svg:y1="1.802cm" svg:x2="9.554cm" svg:y2="7.148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aining</text:p>
                <draw:g>
                  <svg:desc>Sheet1.A1:Sheet1.A10</svg:desc>
                </draw:g>
              </table:table-cell>
              <table:table-cell office:value-type="float" office:value="NaN">
                <text:p>NaN</text:p>
                <draw:g>
                  <svg:desc>Sheet1.C1:Sheet1.C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.7101">
                <text:p>79.71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5.5072">
                <text:p>85.50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2.7536">
                <text:p>92.75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2.7536">
                <text:p>92.75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7.1014">
                <text:p>97.1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.6522">
                <text:p>95.65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1.3043">
                <text:p>91.30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4.058">
                <text:p>84.0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.2609">
                <text:p>78.2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</office:styles>
</office:document-styles>
</file>